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1.655cm"/>
    </style:style>
    <style:style style:name="gr24" style:family="graphic" style:parent-style-name="standard">
      <style:graphic-properties draw:stroke="none" svg:stroke-color="#000000" draw:fill="none" draw:fill-color="#ffffff" fo:min-height="2.051cm"/>
    </style:style>
    <style:style style:name="gr25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6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7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19.82cm"/>
    </style:style>
    <style:style style:name="gr28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stroke="none" svg:stroke-color="#000000" draw:fill="none" draw:fill-color="#ffffff" fo:min-height="1.401cm"/>
    </style:style>
    <style:style style:name="gr30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2" style:family="graphic" style:parent-style-name="standard">
      <style:graphic-properties draw:stroke="none" svg:stroke-color="#000000" draw:fill="none" draw:fill-color="#ffffff" fo:min-height="1.528cm"/>
    </style:style>
    <style:style style:name="gr33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6" style:family="graphic" style:parent-style-name="standard">
      <style:graphic-properties draw:stroke="none" svg:stroke-color="#000000" draw:fill="none" draw:fill-color="#ffffff" fo:min-height="1.844cm"/>
    </style:style>
    <style:style style:name="gr37" style:family="graphic" style:parent-style-name="standard">
      <style:graphic-properties draw:stroke="none" svg:stroke-color="#000000" draw:fill="none" draw:fill-color="#ffffff" fo:min-height="2.203cm"/>
    </style:style>
    <style:style style:name="gr38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39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0" style:family="graphic" style:parent-style-name="standard">
      <style:graphic-properties draw:stroke="none" svg:stroke-color="#000000" draw:fill="none" draw:fill-color="#ffffff" fo:min-height="2.925cm"/>
    </style:style>
    <style:style style:name="gr41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2" style:family="graphic" style:parent-style-name="standard">
      <style:graphic-properties draw:stroke="none" svg:stroke-color="#000000" draw:fill="none" draw:fill-color="#ffffff" fo:min-height="0.95cm"/>
    </style:style>
    <style:style style:name="gr43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loext:graphic-properties draw:fill="solid" draw:fill-color="#729fcf"/>
      <style:paragraph-properties fo:text-align="center"/>
      <style:text-properties fo:font-size="32pt" style:font-size-asian="32pt" style:font-size-complex="32pt"/>
    </style:style>
    <style:style style:name="P12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="none"/>
    </style:style>
    <style:style style:name="P20" style:family="paragraph">
      <style:text-properties fo:font-size="60pt" style:font-size-asian="60pt" style:font-size-complex="60pt"/>
    </style:style>
    <style:style style:name="P21" style:family="paragraph">
      <loext:graphic-properties draw:fill="none" draw:fill-color="#ffffff"/>
      <style:text-properties fo:font-size="60pt" style:font-size-asian="60pt" style:font-size-complex="60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4" style:family="paragraph">
      <style:text-properties fo:font-size="30pt" style:font-size-asian="30pt" style:font-size-complex="30pt"/>
    </style:style>
    <style:style style:name="P25" style:family="paragraph">
      <style:paragraph-properties fo:text-align="start" style:writing-mode="lr-tb"/>
      <style:text-properties fo:font-size="40pt" style:font-size-asian="40pt" style:font-size-complex="40pt"/>
    </style:style>
    <style:style style:name="P26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9.315cm" svg:height="2.072cm" svg:x="24.01cm" svg:y="42.934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2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4" draw:text-style-name="P10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5" draw:text-style-name="P1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7.112cm" svg:height="1.397cm" svg:x="35.699cm" svg:y="45.616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6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27" draw:text-style-name="P11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29" draw:text-style-name="P13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30" draw:text-style-name="P14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20.32cm" svg:height="1.905cm" svg:x="44.307cm" svg:y="12.121cm">
          <text:p text:style-name="P15">j loop <text:s text:c="16"/></text:p>
          <draw:enhanced-geometry svg:viewBox="0 0 21600 21600" draw:type="rectangle" draw:enhanced-path="M 0 0 L 21600 0 21600 21600 0 21600 0 0 Z N"/>
        </draw:custom-shape>
        <draw:frame draw:style-name="gr29" draw:text-style-name="P13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2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3" draw:text-style-name="P16" draw:layer="layout" svg:width="8.28cm" svg:height="2.032cm" svg:x="4.277cm" svg:y="5.013cm">
          <text:p text:style-name="P15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layout" svg:width="8.255cm" svg:height="2.032cm" svg:x="13.302cm" svg:y="18.101cm">
          <text:p text:style-name="P1"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6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6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3" draw:text-style-name="P18" draw:layer="layout" svg:width="1.397cm" svg:height="1.905cm" svg:x="20.405cm" svg:y="18.386cm">
          <draw:text-box>
            <text:p text:style-name="P17"><text:span text:style-name="T5">1</text:span></text:p>
          </draw:text-box>
        </draw:frame>
        <draw:frame draw:style-name="gr36" draw:text-style-name="P9" draw:layer="layout" svg:width="5.29cm" svg:height="2.851cm" svg:x="20.385cm" svg:y="15.191cm">
          <draw:text-box>
            <text:p><text:span text:style-name="T3"/></text:p>
            <text:p><text:span text:style-name="T7">IT</text:span></text:p>
          </draw:text-box>
        </draw:frame>
        <draw:frame draw:style-name="gr23" draw:text-style-name="P18" draw:layer="layout" svg:width="1.397cm" svg:height="1.905cm" svg:x="31.306cm" svg:y="47.987cm">
          <draw:text-box>
            <text:p text:style-name="P17"><text:span text:style-name="T5">1</text:span></text:p>
          </draw:text-box>
        </draw:frame>
        <draw:frame draw:style-name="gr23" draw:text-style-name="P18" draw:layer="layout" svg:width="1.397cm" svg:height="1.905cm" svg:x="32.307cm" svg:y="47.988cm">
          <draw:text-box>
            <text:p text:style-name="P17"><text:span text:style-name="T5">0</text:span></text:p>
          </draw:text-box>
        </draw:frame>
        <draw:custom-shape draw:style-name="gr31" draw:text-style-name="P15" draw:layer="layout" svg:width="20.32cm" svg:height="1.905cm" svg:x="44.307cm" svg:y="18.321cm">
          <text:p text:style-name="P15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20.32cm" svg:height="1.905cm" svg:x="44.307cm" svg:y="20.221cm">
          <text:p text:style-name="P15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7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29" draw:text-style-name="P13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31" draw:text-style-name="P15" draw:layer="layout" svg:width="20.32cm" svg:height="1.905cm" svg:x="44.307cm" svg:y="16.521cm">
          <text:p text:style-name="P15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31" draw:text-style-name="P15" draw:layer="layout" svg:width="20.32cm" svg:height="1.905cm" svg:x="44.307cm" svg:y="22.121cm">
          <text:p text:style-name="P15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20.32cm" svg:height="1.905cm" svg:x="44.307cm" svg:y="24.021cm">
          <text:p text:style-name="P15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20.32cm" svg:height="1.905cm" svg:x="44.307cm" svg:y="30.621cm">
          <text:p text:style-name="P15"><text:span text:style-name="T5"/></text:p>
          <draw:enhanced-geometry svg:viewBox="0 0 21600 21600" draw:type="rectangle" draw:enhanced-path="M 0 0 L 21600 0 21600 21600 0 21600 0 0 Z N"/>
        </draw:custom-shape>
        <draw:line draw:style-name="gr38" draw:text-style-name="P19" xml:id="id7" draw:id="id7" draw:layer="layout" svg:x1="56.392cm" svg:y1="3.635cm" svg:x2="62.468cm" svg:y2="3.637cm">
          <text:p/>
        </draw:line>
        <draw:line draw:style-name="gr39" draw:text-style-name="P5" xml:id="id8" draw:id="id8" draw:layer="layout" svg:x1="62.64cm" svg:y1="51.792cm" svg:x2="35.671cm" svg:y2="51.8cm">
          <text:p/>
        </draw:line>
        <draw:line draw:style-name="gr38" draw:text-style-name="P19" draw:layer="layout" svg:x1="57.388cm" svg:y1="19.32cm" svg:x2="59.93cm" svg:y2="19.336cm">
          <text:p/>
        </draw:line>
        <draw:frame draw:style-name="gr40" draw:text-style-name="P21" draw:layer="layout" svg:width="2.921cm" svg:height="3.175cm" svg:x="51.927cm" svg:y="13.543cm">
          <draw:text-box>
            <text:p text:style-name="P20"><text:span text:style-name="T8">...</text:span></text:p>
          </draw:text-box>
        </draw:frame>
        <draw:custom-shape draw:style-name="gr31" draw:text-style-name="P15" draw:layer="layout" svg:width="20.32cm" svg:height="1.905cm" svg:x="44.307cm" svg:y="25.921cm">
          <text:p text:style-name="P15">eret <text:s text:c="16"/></text:p>
          <draw:enhanced-geometry svg:viewBox="0 0 21600 21600" draw:type="rectangle" draw:enhanced-path="M 0 0 L 21600 0 21600 21600 0 21600 0 0 Z N"/>
        </draw:custom-shape>
        <draw:line draw:style-name="gr39" draw:text-style-name="P5" draw:layer="layout" svg:x1="59.93cm" svg:y1="19.336cm" svg:x2="59.801cm" svg:y2="30.591cm">
          <text:p/>
        </draw:line>
        <draw:connector draw:style-name="gr41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40" draw:text-style-name="P21" draw:layer="layout" svg:width="2.921cm" svg:height="3.175cm" svg:x="51.928cm" svg:y="27.444cm">
          <draw:text-box>
            <text:p text:style-name="P20"><text:span text:style-name="T8">...</text:span></text:p>
          </draw:text-box>
        </draw:frame>
        <draw:frame draw:style-name="gr42" draw:text-style-name="P23" xml:id="id9" draw:id="id9" draw:layer="layout" svg:width="2.373cm" svg:height="1.352cm" svg:x="17.785cm" svg:y="51.543cm">
          <draw:text-box>
            <text:p text:style-name="P22"><text:span text:style-name="T1">Int</text:span></text:p>
          </draw:text-box>
        </draw:frame>
        <draw:frame draw:style-name="gr42" draw:text-style-name="P23" xml:id="id10" draw:id="id10" draw:layer="layout" svg:width="2.373cm" svg:height="1.432cm" svg:x="2.564cm" svg:y="30.918cm">
          <draw:text-box>
            <text:p text:style-name="P24"><text:span text:style-name="T9">Int</text:span></text:p>
          </draw:text-box>
        </draw:frame>
        <draw:connector draw:style-name="gr43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4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draw:layer="layout" svg:width="8.28cm" svg:height="2.032cm" svg:x="4.277cm" svg:y="9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26" draw:layer="layout" svg:width="9.641cm" svg:height="1.576cm" svg:x="12.249cm" svg:y="24.178cm">
          <draw:text-box>
            <text:p text:style-name="P25"><text:span text:style-name="T10">add $t3, $0, $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4:46:26.683866081</dc:date>
    <meta:editing-duration>PT5H36M13S</meta:editing-duration>
    <meta:editing-cycles>39</meta:editing-cycles>
    <meta:generator>LibreOffice/6.0.6.2$Linux_X86_64 LibreOffice_project/00m0$Build-2</meta:generator>
    <meta:document-statistic meta:object-count="77"/>
  </office:meta>
</office:document-meta>
</file>